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400000004077CDC8F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 draw:shadow="hidden"/>
    </style:style>
    <style:style style:name="gr6" style:family="graphic" style:parent-style-name="standard">
      <style:graphic-properties draw:textarea-horizontal-align="center" draw:textarea-vertical-align="middle" draw:shadow="hidden"/>
    </style:style>
    <style:style style:name="gr7" style:family="graphic" style:parent-style-name="standard">
      <style:graphic-properties draw:marker-end="Linienende_20_1" draw:marker-end-width="0.3cm" draw:textarea-horizontal-align="center" draw:textarea-vertical-align="middle" draw:shadow="hidden"/>
    </style:style>
    <style:style style:name="gr8" style:family="graphic" style:parent-style-name="standard">
      <style:graphic-properties draw:marker-end="Linienende_20_2" draw:marker-end-width="0.3cm" draw:textarea-horizontal-align="center" draw:textarea-vertical-align="middle" draw:shadow="hidden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mittel">
        <draw:custom-shape draw:style-name="gr1" draw:text-style-name="P1" draw:id="id1" draw:layer="layout" svg:width="1.875cm" svg:height="1.25cm" svg:x="0.625cm" svg:y="0.375cm">
          <text:p text:style-name="P1">WebSi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ellipse draw:style-name="gr2" draw:id="id2" draw:layer="layout" svg:width="2.5cm" svg:height="0.75cm" svg:x="1.875cm" svg:y="2.25cm">
          <text:p>MS-AjaxLib</text:p>
        </draw:ellipse>
        <draw:connector draw:style-name="gr3" draw:layer="layout" svg:x1="1.563cm" svg:y1="1.551cm" svg:x2="1.875cm" svg:y2="2.625cm" draw:start-shape="id1" draw:start-glue-point="6" draw:end-shape="id2" draw:end-glue-point="3" svg:d="m1563 1551v1074h312">
          <text:p/>
        </draw:connector>
        <draw:ellipse draw:style-name="gr2" draw:id="id3" draw:layer="layout" svg:width="3cm" svg:height="0.75cm" svg:x="2.125cm" svg:y="3.75cm">
          <text:p>Sys.Application</text:p>
        </draw:ellipse>
        <draw:connector draw:style-name="gr3" draw:layer="layout" svg:x1="1.563cm" svg:y1="1.551cm" svg:x2="2.125cm" svg:y2="4.125cm" draw:start-shape="id1" draw:start-glue-point="6" draw:end-shape="id3" draw:end-glue-point="3" svg:d="m1563 1551v2574h562">
          <text:p/>
        </draw:connector>
        <draw:custom-shape draw:style-name="gr4" draw:text-style-name="P1" draw:id="id4" draw:layer="layout" svg:width="2.625cm" svg:height="0.625cm" svg:x="2.125cm" svg:y="5.375cm">
          <text:p text:style-name="P1">pageLoa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" draw:text-style-name="P1" draw:id="id5" draw:layer="layout" svg:width="2.75cm" svg:height="0.625cm" svg:x="2.125cm" svg:y="6.75cm">
          <text:p text:style-name="P1">pageUnload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layer="layout" svg:x1="1.563cm" svg:y1="1.551cm" svg:x2="2.125cm" svg:y2="5.688cm" draw:start-shape="id1" draw:start-glue-point="6" draw:end-shape="id4" draw:end-glue-point="5" svg:d="m1563 1551v4137h562">
          <text:p/>
        </draw:connector>
        <draw:connector draw:style-name="gr3" draw:layer="layout" svg:x1="1.563cm" svg:y1="1.551cm" svg:x2="2.125cm" svg:y2="7.063cm" draw:start-shape="id1" draw:start-glue-point="6" draw:end-shape="id5" draw:end-glue-point="5" svg:d="m1563 1551v5512h562">
          <text:p/>
        </draw:connector>
        <draw:rect draw:style-name="gr5" draw:id="id6" draw:layer="layout" svg:width="10.5cm" svg:height="0.5cm" svg:x="6cm" svg:y="0.75cm">
          <text:p/>
        </draw:rect>
        <draw:connector draw:style-name="gr5" draw:layer="layout" svg:x1="2.5cm" svg:y1="1cm" svg:x2="6cm" svg:y2="1cm" draw:start-shape="id1" draw:start-glue-point="7" draw:end-shape="id6" svg:d="m2500 1000h3500">
          <text:p/>
        </draw:connector>
        <draw:rect draw:style-name="gr6" draw:id="id7" draw:layer="layout" svg:width="1.875cm" svg:height="0.5cm" svg:x="7cm" svg:y="2.375cm">
          <text:p>Laden</text:p>
        </draw:rect>
        <draw:rect draw:style-name="gr5" draw:id="id8" draw:layer="layout" svg:width="7.5cm" svg:height="0.5cm" svg:x="9cm" svg:y="3.875cm">
          <text:p/>
        </draw:rect>
        <draw:rect draw:style-name="gr5" draw:id="id9" draw:layer="layout" svg:width="0.5cm" svg:height="0.375cm" svg:x="9.625cm" svg:y="5.5cm">
          <text:p/>
        </draw:rect>
        <draw:rect draw:style-name="gr5" draw:id="id10" draw:layer="layout" svg:width="0.5cm" svg:height="0.375cm" svg:x="16.75cm" svg:y="6.875cm">
          <text:p/>
        </draw:rect>
        <draw:connector draw:style-name="gr5" draw:layer="layout" svg:x1="4.375cm" svg:y1="2.625cm" svg:x2="7cm" svg:y2="2.625cm" draw:start-shape="id2" draw:start-glue-point="1" draw:end-shape="id7" draw:end-glue-point="3" svg:d="m4375 2625h2625">
          <text:p/>
        </draw:connector>
        <draw:connector draw:style-name="gr5" draw:layer="layout" svg:x1="5.125cm" svg:y1="4.125cm" svg:x2="9cm" svg:y2="4.125cm" draw:start-shape="id3" draw:start-glue-point="1" draw:end-shape="id8" draw:end-glue-point="3" svg:d="m5125 4125h3875">
          <text:p/>
        </draw:connector>
        <draw:connector draw:style-name="gr5" draw:layer="layout" svg:x1="4.75cm" svg:y1="5.688cm" svg:x2="9.625cm" svg:y2="5.687cm" draw:start-shape="id4" draw:start-glue-point="7" draw:end-shape="id9" svg:d="m4750 5688h2438v-1h2437">
          <text:p/>
        </draw:connector>
        <draw:connector draw:style-name="gr5" draw:layer="layout" svg:x1="4.875cm" svg:y1="7.063cm" svg:x2="16.75cm" svg:y2="7.062cm" draw:start-shape="id5" draw:start-glue-point="7" draw:end-shape="id10" svg:d="m4875 7063h5938v-1h5937">
          <text:p/>
        </draw:connector>
        <draw:line draw:style-name="gr7" draw:layer="layout" svg:x1="9.375cm" svg:y1="4.25cm" svg:x2="9.75cm" svg:y2="5.75cm">
          <text:p/>
        </draw:line>
        <draw:line draw:style-name="gr8" draw:layer="layout" svg:x1="16.25cm" svg:y1="4.25cm" svg:x2="16.875cm" svg:y2="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Linienende_20_1" draw:display-name="Linienende 1" svg:viewBox="0 0 20 30" svg:d="m10 0-10 30h20z"/>
    <draw:marker draw:name="Linienende_20_2" draw:display-name="Linienende 2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10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mittel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2$Build-9483</meta:generator>
    <meta:creation-date>2010-04-09T23:32:07.10</meta:creation-date>
    <dc:language>de-DE</dc:language>
    <meta:editing-cycles>2</meta:editing-cycles>
    <meta:editing-duration>PT00H06M51S</meta:editing-duration>
    <dc:title>web-mittel</dc:title>
    <meta:initial-creator>Martin Korneffel</meta:initial-creator>
    <dc:date>2010-04-09T23:38:55.75</dc:date>
    <dc:creator>Martin Korneffel</dc:creator>
    <meta:document-statistic meta:object-count="21"/>
    <meta:user-defined meta:name="Info 1"/>
    <meta:user-defined meta:name="Info 2"/>
    <meta:user-defined meta:name="Info 3"/>
    <meta:user-defined meta:name="Info 4"/>
    <meta:template xlink:type="simple" xlink:actuate="onRequest" xlink:title="web-mittel" xlink:href="../web-mittel.otg" meta:date="2010-04-09T23:32:06.15"/>
  </office:meta>
</office:document-meta>
</file>